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20a" officeooo:paragraph-rsid="0009620a"/>
    </style:style>
    <style:style style:name="P2" style:family="paragraph" style:parent-style-name="Standard">
      <style:text-properties officeooo:paragraph-rsid="0009620a"/>
    </style:style>
    <style:style style:name="T1" style:family="text">
      <style:text-properties officeooo:rsid="00096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lgoritmo para cambiar una rueda del auto</text:p>
      <text:p text:style-name="P1"/>
      <text:p text:style-name="Standard"/>
      <text:p text:style-name="P2">- Asegura<text:span text:style-name="T1">r</text:span> el vehículo con el freno de mano y encende<text:span text:style-name="T1">r</text:span> las <text:span text:style-name="T1">luces </text:span><text:s/>intermitentes <text:span text:style-name="T1">de estacionamiernto</text:span></text:p>
      <text:p text:style-name="P2">- Coloca<text:span text:style-name="T1">r</text:span> los triángulos de seguridad a la distancia establecida y utiliza<text:span text:style-name="T1">r</text:span> el chaleco reflecta<text:span text:style-name="T1">nte </text:span><text:line-break/>- <text:span text:style-name="T1">V</text:span>erifi<text:span text:style-name="T1">car que cuento </text:span>con todas las herramientas necesarias, como <text:span text:style-name="T1">rueda </text:span>de repuesto, <text:span text:style-name="T1">l</text:span>lave cruz y un<text:span text:style-name="T1">a</text:span> gat<text:span text:style-name="T1">a</text:span> hidráulic<text:span text:style-name="T1">a</text:span></text:p>
      <text:p text:style-name="P2">- <text:span text:style-name="T1">Colocar la gata y levantar hasta alcanzar la carrocería</text:span></text:p>
      <text:p text:style-name="P2">- Posteriormente afloja las tuercas de la llanta mientras el auto esté aún en el suelo. Para girarlas, hazlo en sentido contrario a las manecillas del reloj.</text:p>
      <text:p text:style-name="P2">- <text:s/><text:span text:style-name="T1">L</text:span>evantar el vehículo<text:line-break/>- <text:s/>Una vez levantado el vehículo, quita las tuercas y retira la <text:span text:style-name="T1">rueda</text:span> dañada.<text:line-break/>- <text:span text:style-name="T1">C</text:span>oloca<text:span text:style-name="T1">r</text:span> la <text:span text:style-name="T1">rueda </text:span>de repuesto en el centro y procede a poner las tuercas</text:p>
      <text:p text:style-name="P2">- Baja<text:span text:style-name="T1">r</text:span> el vehículo y termina de apretar las tuercas o tornillos con la llave de cruz.<text:line-break/>- Retira<text:span text:style-name="T1">r</text:span> l<text:span text:style-name="T1">a</text:span> gat<text:span text:style-name="T1">a</text:span> hidráulic<text:span text:style-name="T1">a</text:span></text:p>
      <text:p text:style-name="P2">- <text:span text:style-name="T1">guardar todo</text:span></text:p>
      <text:p text:style-name="P2"/>
      <text:p text:style-name="P1">entrada: rueda, gata, llave de cruz</text:p>
      <text:p text:style-name="P2"><text:span text:style-name="T1">proceso: <text:s/>Asegurar el vehículo con el freno de mano y encender las luces <text:s/>intermitentes de estacionamiernto, </text:span>Coloca<text:span text:style-name="T1">r</text:span> los triángulos de seguridad a la distancia establecida y utiliza<text:span text:style-name="T1">r</text:span> el chaleco reflecta<text:span text:style-name="T1">nte, V</text:span>erifi<text:span text:style-name="T1">car que cuento </text:span>con todas las herramientas necesarias, como <text:span text:style-name="T1">rueda </text:span>de repuesto, <text:span text:style-name="T1">l</text:span>lave cruz y un<text:span text:style-name="T1">a</text:span> gat<text:span text:style-name="T1">a</text:span> hidráulic<text:span text:style-name="T1">a, Colocar la gata y levantar hasta alcanzar la carrocería, </text:span>Posteriormente afloja las tuercas de la llanta mientras el auto esté aún en el suelo. Para girarlas, hazlo en sentido contrario a las manecillas del reloj, <text:span text:style-name="T1">L</text:span>evantar el vehículo, <text:s/>Una vez levantado el vehículo, quita las tuercas y retira la <text:span text:style-name="T1">rueda</text:span> dañada, <text:span text:style-name="T1">C</text:span>oloca<text:span text:style-name="T1">r</text:span> la <text:span text:style-name="T1">rueda </text:span>de repuesto en el centro y procede a poner las tuercas, Baja<text:span text:style-name="T1">r</text:span> el vehículo y termina de apretar las tuercas o tornillos con la llave de cruz, Retira<text:span text:style-name="T1">r</text:span> l<text:span text:style-name="T1">a</text:span> gat<text:span text:style-name="T1">a</text:span> hidráulic<text:span text:style-name="T1">a, <text:s/>guardar todo</text:span></text:p>
      <text:p text:style-name="P1"/>
      <text:p text:style-name="P1">salida: rueda cambiad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nrique Noya</meta:initial-creator>
    <meta:creation-date>2021-04-27T20:54:22.977032558</meta:creation-date>
    <dc:date>2021-04-27T21:01:52.297219394</dc:date>
    <dc:creator>Enrique Noya</dc:creator>
    <meta:editing-duration>PT8M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96" meta:character-count="1768" meta:non-whitespace-character-count="1475"/>
  </office:meta>
</office:document-meta>
</file>